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63.1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46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office:value-type="string" calcext:value-type="string">
            <text:p>Note on method</text:p>
          </table:table-cell>
          <table:table-cell table:style-name="ce2" office:value-type="string" calcext:value-type="string" table:number-columns-spanned="4" table:number-rows-spanned="1">
            <text:p>Look Ahead Loss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tandard Los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 Episodes</text:p>
          </table:table-cell>
          <table:table-cell office:value-type="string" calcext:value-type="string">
            <text:p>Last 100 Episodes loss per reward</text:p>
          </table:table-cell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 Episodes</text:p>
          </table:table-cell>
          <table:table-cell office:value-type="string" calcext:value-type="string">
            <text:p>Last 100 Episodes loss/reward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More not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titial state ranges: [1,0.1,0.1,0.1]</text:p>
          </table:table-cell>
          <table:table-cell office:value-type="string" calcext:value-type="string">
            <text:p>pred_horizon_5_LA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6.18955" calcext:value-type="float">
            <text:p>-6.18955</text:p>
          </table:table-cell>
          <table:table-cell table:number-columns-repeated="2"/>
          <table:table-cell office:value-type="string" calcext:value-type="string">
            <text:p>pred_horizon_5_standard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10.94952" calcext:value-type="float">
            <text:p>-10.94952</text:p>
          </table:table-cell>
          <table:table-cell office:value-type="string" calcext:value-type="string">
            <text:p>Performs visibly better than LA_loss vers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red_horizon_10_LA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6.19593" calcext:value-type="float">
            <text:p>-6.19593</text:p>
          </table:table-cell>
          <table:table-cell office:value-type="string" calcext:value-type="string">
            <text:p>Similar performance to standard loss version</text:p>
          </table:table-cell>
          <table:table-cell/>
          <table:table-cell office:value-type="string" calcext:value-type="string">
            <text:p>pred_horizon_10_standard_loss</text:p>
          </table:table-cell>
          <table:table-cell office:value-type="float" office:value="5000" calcext:value-type="float">
            <text:p>5000</text:p>
          </table:table-cell>
          <table:table-cell office:value-type="float" office:value="-8.29809" calcext:value-type="float">
            <text:p>-8.29809</text:p>
          </table:table-cell>
          <table:table-cell office:value-type="string" calcext:value-type="string">
            <text:p>Main takeaway: 5000 episodes not enoug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empting lstm CUDNN version</text:p>
          </table:table-cell>
          <table:table-cell office:value-type="string" calcext:value-type="string">
            <text:p>pred_horizon_10_LA_loss_CUDNN</text:p>
          </table:table-cell>
          <table:table-cell office:value-type="float" office:value="5000" calcext:value-type="float">
            <text:p>5000</text:p>
          </table:table-cell>
          <table:table-cell office:value-type="float" office:value="-6.72781" calcext:value-type="float">
            <text:p>-6.72781</text:p>
          </table:table-cell>
          <table:table-cell office:value-type="string" calcext:value-type="string">
            <text:p>Time complexity worse than regular versio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pred_horizon_15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4.65779" calcext:value-type="float">
            <text:p>-4.65779</text:p>
          </table:table-cell>
          <table:table-cell office:value-type="string" calcext:value-type="string">
            <text:p>although there is an increase in loss, there is visual improvement, most likely from increase in episodes</text:p>
          </table:table-cell>
          <table:table-cell/>
          <table:table-cell office:value-type="string" calcext:value-type="string">
            <text:p>pred_horizon_15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6.35522" calcext:value-type="float">
            <text:p>-6.3552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Leaky relu activations instead of sigmoid</text:p>
          </table:table-cell>
          <table:table-cell office:value-type="string" calcext:value-type="string">
            <text:p>relu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7.9039" calcext:value-type="float">
            <text:p>-7.9039</text:p>
          </table:table-cell>
          <table:table-cell office:value-type="string" calcext:value-type="string">
            <text:p>performs pretty well!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gmas and g upper bound 5</text:p>
          </table:table-cell>
          <table:table-cell office:value-type="string" calcext:value-type="string">
            <text:p>loose_bounds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11958.996" calcext:value-type="float">
            <text:p>-11958.996</text:p>
          </table:table-cell>
          <table:table-cell office:value-type="string" calcext:value-type="string">
            <text:p>numerical stability issues? All values blow u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eight and bias beta of 10</text:p>
          </table:table-cell>
          <table:table-cell office:value-type="string" calcext:value-type="string">
            <text:p>higher_weigher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5.06322" calcext:value-type="float">
            <text:p>-5.06322</text:p>
          </table:table-cell>
          <table:table-cell office:value-type="string" calcext:value-type="string">
            <text:p>visually outperforms lower weight regularizati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eight and bias beta of .01</text:p>
          </table:table-cell>
          <table:table-cell office:value-type="string" calcext:value-type="string">
            <text:p>lower_weight_regularization_15_LA</text:p>
          </table:table-cell>
          <table:table-cell office:value-type="float" office:value="10000" calcext:value-type="float">
            <text:p>10000</text:p>
          </table:table-cell>
          <table:table-cell office:value-type="float" office:value="-4.19817" calcext:value-type="float">
            <text:p>-4.19817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pred_horizon_2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5.73155" calcext:value-type="float">
            <text:p>-5.73155</text:p>
          </table:table-cell>
          <table:table-cell office:value-type="string" calcext:value-type="string">
            <text:p>has some trouble with long extrapolations(possibly because it has never seen anything that far from the origin)</text:p>
          </table:table-cell>
          <table:table-cell/>
          <table:table-cell office:value-type="string" calcext:value-type="string">
            <text:p>pred_horizon_2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7.16604" calcext:value-type="float">
            <text:p>-7.16604</text:p>
          </table:table-cell>
          <table:table-cell office:value-type="string" calcext:value-type="string">
            <text:p>has some difficulties with very short episodes</text:p>
          </table:table-cell>
          <table:table-cell office:value-type="string" calcext:value-type="string">
            <text:p>if theta velocity stars very close to 0, then next 20 predictions stay near 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red_horizon_3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4.32363" calcext:value-type="float">
            <text:p>-4.32363</text:p>
          </table:table-cell>
          <table:table-cell office:value-type="string" calcext:value-type="string">
            <text:p>visually outperforms standard loss equivalent</text:p>
          </table:table-cell>
          <table:table-cell/>
          <table:table-cell office:value-type="string" calcext:value-type="string">
            <text:p>pred_horizon_3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6.96228" calcext:value-type="float">
            <text:p>-6.96228</text:p>
          </table:table-cell>
          <table:table-cell office:value-type="string" calcext:value-type="string">
            <text:p>visually underperforms compared to look ahead loss equival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initial state ranges: [2,0.5,0.5,0.5]</text:p>
          </table:table-cell>
          <table:table-cell office:value-type="string" calcext:value-type="string">
            <text:p>high_var_15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1.99623" calcext:value-type="float">
            <text:p>-1.99623</text:p>
          </table:table-cell>
          <table:table-cell office:value-type="string" calcext:value-type="string">
            <text:p>performs alright</text:p>
          </table:table-cell>
          <table:table-cell/>
          <table:table-cell office:value-type="string" calcext:value-type="string">
            <text:p>high_var_15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5961" calcext:value-type="float">
            <text:p>-3.85961</text:p>
          </table:table-cell>
          <table:table-cell office:value-type="string" calcext:value-type="string">
            <text:p>uinderperforms in initial 15 turns compared to look ahead, but is able to capture curve better after initial mistake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high_var_30_LA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15.87868" calcext:value-type="float">
            <text:p>-15.87868</text:p>
          </table:table-cell>
          <table:table-cell office:value-type="string" calcext:value-type="string">
            <text:p>numerical stability issues? Not enough <text:s/>episodes reach past 30, so the model has to guess everything based off initial state</text:p>
          </table:table-cell>
          <table:table-cell/>
          <table:table-cell office:value-type="string" calcext:value-type="string">
            <text:p>high_var_30_standard_loss</text:p>
          </table:table-cell>
          <table:table-cell office:value-type="float" office:value="10000" calcext:value-type="float">
            <text:p>10000</text:p>
          </table:table-cell>
          <table:table-cell office:value-type="float" office:value="-2.50249" calcext:value-type="float">
            <text:p>-2.50249</text:p>
          </table:table-cell>
          <table:table-cell office:value-type="string" calcext:value-type="string">
            <text:p>similar issues to above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2:11.110759377</meta:creation-date>
    <dc:date>2019-06-15T11:59:30.266639612</dc:date>
    <meta:editing-duration>PT5M48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